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a7e3e" officeooo:paragraph-rsid="001a7e3e" style:font-weight-asian="bold" style:font-weight-complex="bold"/>
    </style:style>
    <style:style style:name="P2" style:family="paragraph" style:parent-style-name="Standard">
      <style:text-properties fo:font-weight="bold" officeooo:rsid="001c94d0" officeooo:paragraph-rsid="001c94d0" style:font-weight-asian="bold" style:font-weight-complex="bold"/>
    </style:style>
    <style:style style:name="P3" style:family="paragraph" style:parent-style-name="Standard">
      <style:text-properties fo:font-weight="normal" officeooo:rsid="001a7e3e" officeooo:paragraph-rsid="001a7e3e" style:font-weight-asian="normal" style:font-weight-complex="normal"/>
    </style:style>
    <style:style style:name="P4" style:family="paragraph" style:parent-style-name="Standard">
      <style:text-properties fo:font-weight="normal" officeooo:rsid="001acce6" officeooo:paragraph-rsid="001acce6" style:font-weight-asian="normal" style:font-weight-complex="normal"/>
    </style:style>
    <style:style style:name="P5" style:family="paragraph" style:parent-style-name="Standard" style:list-style-name="L1">
      <style:text-properties fo:font-weight="normal" officeooo:rsid="001acce6" officeooo:paragraph-rsid="001acce6" style:font-weight-asian="normal" style:font-weight-complex="normal"/>
    </style:style>
    <style:style style:name="P6" style:family="paragraph" style:parent-style-name="Standard" style:list-style-name="L2">
      <style:text-properties style:text-position="0% 100%" fo:font-weight="normal" officeooo:rsid="001c94d0" officeooo:paragraph-rsid="001c94d0" style:font-weight-asian="normal" style:font-weight-complex="normal"/>
    </style:style>
    <style:style style:name="T1" style:family="text">
      <style:text-properties officeooo:rsid="001acc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onzept QuizAppDjango</text:p>
      <text:p text:style-name="P1"/>
      <text:p text:style-name="P3">Jeder Studierende meldet sich mit seiner Hochschuladresse an.</text:p>
      <text:p text:style-name="P3">Es erscheint ein Startmenü mit einem Dropdown Menü, in dem man seinen Studiengang auswählen kann. Nach Auswahl des Studiengangs, kann der Benutzer sein Semester auswählen.</text:p>
      <text:p text:style-name="P3"/>
      <text:p text:style-name="P3">Nun werden alle Kurse die ein Quiz enthalten in einer ListView angezeigt und können durch klicken ausgewählt werden.</text:p>
      <text:p text:style-name="P3"/>
      <text:p text:style-name="P3">Nun hat der Benutzer die Möglichkeit, die Rangliste des ausgewählten Kurses anzuschauen, ein Singleplayer Quit starten in dem er ohne Konkurenz Fragen gestellt bekommt und antworten muss oder ein Multiplayer Quiz, eher ein Duell, gegen Kommilitonen wobei die Fragen <text:span text:style-name="T1">mit einem Timer ausgestattet sind und je früher geantwortet wird, desto mehr Punkte gibt es für die richtige Antwort.</text:span></text:p>
      <text:p text:style-name="P3"/>
      <text:p text:style-name="P4">Es gibt Verschiedene Möglichkeiten auf Fragen zu antworten, diese Möglichkeit wird von admin des jeweiligen Kurses bestimmt. </text:p>
      <text:p text:style-name="P4">Möglichkeiten:</text:p>
      <text:list xml:id="list5389357296044109340" text:style-name="L1">
        <text:list-item>
          <text:p text:style-name="P5">Multiplechoice (4Antworten)</text:p>
        </text:list-item>
        <text:list-item>
          <text:p text:style-name="P5">Picturechoice</text:p>
        </text:list-item>
        <text:list-item>
          <text:p text:style-name="P5">antworten mit mathematischer formel und das ergebniss muss so oft auf den Button gedrückt werden.</text:p>
        </text:list-item>
      </text:list>
      <text:p text:style-name="P4"/>
      <text:p text:style-name="P2">Gamification</text:p>
      <text:p text:style-name="P2"/>
      <text:list xml:id="list5444673626090843127" text:style-name="L2">
        <text:list-item>
          <text:p text:style-name="P6">Avatar ?</text:p>
        </text:list-item>
        <text:list-item>
          <text:p text:style-name="P6">Punkte als Zahlungsmittel?(Badgets, Hintergründe, Accessoires, usw.)</text:p>
        </text:list-item>
        <text:list-item>
          <text:p text:style-name="P6">Rangliste (Semester, Kurs, Global ?)</text:p>
        </text:list-item>
        <text:list-item>
          <text:p text:style-name="P6">Bei Fortschritt, Freischalten von Ite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4:18:50.140692791</meta:creation-date>
    <dc:date>2016-10-06T14:50:51.513391137</dc:date>
    <meta:editing-duration>PT11M20S</meta:editing-duration>
    <meta:editing-cycles>2</meta:editing-cycles>
    <meta:generator>LibreOffice/5.1.4.2$Linux_X86_64 LibreOffice_project/10m0$Build-2</meta:generator>
    <meta:document-statistic meta:table-count="0" meta:image-count="0" meta:object-count="0" meta:page-count="1" meta:paragraph-count="15" meta:word-count="173" meta:character-count="1199" meta:non-whitespace-character-count="1047"/>
  </office:meta>
</office:document-meta>
</file>